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c9d5" officeooo:paragraph-rsid="003ec9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aaa" officeooo:paragraph-rsid="004beaa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b90f" officeooo:paragraph-rsid="004db90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7b4b" officeooo:paragraph-rsid="00587b4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672c7" officeooo:paragraph-rsid="004672c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beaaa" officeooo:paragraph-rsid="004bea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db90f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4f230b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45f767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4beaaa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4beaaa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4beaaa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564300" officeooo:paragraph-rsid="00564300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33ee" officeooo:paragraph-rsid="005633ee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c9d5" officeooo:paragraph-rsid="0045f76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5f767" officeooo:paragraph-rsid="0045f76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672c7" officeooo:paragraph-rsid="004672c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db90f" officeooo:paragraph-rsid="004db90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87b4b" officeooo:paragraph-rsid="00587b4b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3ec9d5" officeooo:paragraph-rsid="0045f767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3ec9d5" officeooo:paragraph-rsid="004beaaa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3ec9d5" officeooo:paragraph-rsid="004beaaa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4beaaa" officeooo:paragraph-rsid="004beaaa"/>
    </style:style>
    <style:style style:name="P26" style:family="paragraph" style:parent-style-name="Standard" style:list-style-name="L5">
      <style:paragraph-properties fo:text-align="start" style:justify-single-word="false"/>
      <style:text-properties officeooo:rsid="004beaaa" officeooo:paragraph-rsid="004beaaa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4beaaa" officeooo:paragraph-rsid="004beaaa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c9d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73c4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2532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eaa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db90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615d5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f230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633e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0f31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7d27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073c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bab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b669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beaa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b90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209e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2ec70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48490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633e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f230b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87b4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9d51f" style:font-size-asian="12pt" style:font-weight-asian="bold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45f767" style:font-weight-asian="bold" style:font-weight-complex="bold"/>
    </style:style>
    <style:style style:name="T29" style:family="text">
      <style:text-properties officeooo:rsid="0045f767"/>
    </style:style>
    <style:style style:name="T30" style:family="text">
      <style:text-properties officeooo:rsid="0047df52"/>
    </style:style>
    <style:style style:name="T31" style:family="text">
      <style:text-properties officeooo:rsid="004db90f"/>
    </style:style>
    <style:style style:name="T32" style:family="text">
      <style:text-properties fo:font-style="italic" officeooo:rsid="004db90f" style:font-style-asian="italic" style:font-style-complex="italic"/>
    </style:style>
    <style:style style:name="T33" style:family="text">
      <style:text-properties officeooo:rsid="004f230b"/>
    </style:style>
    <style:style style:name="T34" style:family="text">
      <style:text-properties officeooo:rsid="005615d5"/>
    </style:style>
    <style:style style:name="T35" style:family="text">
      <style:text-properties officeooo:rsid="005633ee"/>
    </style:style>
    <style:style style:name="T36" style:family="text">
      <style:text-properties officeooo:rsid="00564300"/>
    </style:style>
    <style:style style:name="T37" style:family="text">
      <style:text-properties officeooo:rsid="0059d5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1">3</text:span><text:span text:style-name="T22">0</text:span><text:span text:style-name="T26">3</text:span><text:span text:style-name="T13"> - </text:span><text:span text:style-name="T20">Flight - </text:span><text:span text:style-name="T14">Advanced Navigation: </text:span><text:span text:style-name="T19">Mark</text:span><text:span text:style-name="T23">p</text:span><text:span text:style-name="T19">oints, </text:span><text:span text:style-name="T16">TOT, </text:span><text:span text:style-name="T17">Altitude </text:span><text:span text:style-name="T18">warnings</text:span><text:span text:style-name="T17">, Bullseye, </text:span><text:span text:style-name="T25">Beacons</text:span></text:p>
      <text:p text:style-name="P5"/>
      <text:p text:style-name="P3">Mark<text:span text:style-name="T35">p</text:span>oints -- <text:span text:style-name="T33">M</text:span><text:span text:style-name="T36">K</text:span><text:span text:style-name="T33">1 through M</text:span><text:span text:style-name="T34">K</text:span><text:span text:style-name="T33">9</text:span></text:p>
      <text:list xml:id="list4044469978" text:style-name="L1">
        <text:list-item>
          <text:p text:style-name="P9"><text:span text:style-name="T6">Press </text:span><text:span text:style-name="T19">MKn</text:span><text:span text:style-name="T6"> OSB on HSI page to save </text:span><text:span text:style-name="T19">current designated target</text:span><text:span text:style-name="T6"> as a </text:span><text:span text:style-name="T19">Mark</text:span><text:span text:style-name="T23">p</text:span><text:span text:style-name="T19">oint</text:span><text:span text:style-name="T6">. <text:s/></text:span><text:span text:style-name="T7">The markpoint number will be incremented automatically after saving, wrapping from MK9 back to MK1.</text:span></text:p>
        </text:list-item>
      </text:list>
      <text:list xml:id="list1995023282" text:style-name="L2">
        <text:list-item>
          <text:list>
            <text:list-item>
              <text:p text:style-name="P10"><text:span text:style-name="T8">If you have </text:span><text:span text:style-name="T24">no designated target</text:span><text:span text:style-name="T8">, </text:span><text:span text:style-name="T9">m</text:span><text:span text:style-name="T8">ark</text:span><text:span text:style-name="T9">p</text:span><text:span text:style-name="T8">oint will be created at your </text:span><text:span text:style-name="T24">current flyover location</text:span><text:span text:style-name="T8">.</text:span></text:p>
            </text:list-item>
            <text:list-item>
              <text:p text:style-name="P15"><text:span text:style-name="T8">T</text:span><text:span text:style-name="T1">here is </text:span><text:span text:style-name="T12">no way</text:span><text:span text:style-name="T1"> to cycle back </text:span><text:span text:style-name="T11">through the MKn numbers </text:span><text:span text:style-name="T12">without</text:span><text:span text:style-name="T1"> overwriting all the points you cycle through.</text:span></text:p>
            </text:list-item>
          </text:list>
        </text:list-item>
      </text:list>
      <text:list xml:id="list82842477395192" text:continue-list="list4044469978" text:style-name="L1">
        <text:list-item>
          <text:p text:style-name="P9"><text:span text:style-name="T6">To select a</text:span><text:span text:style-name="T11"> saved</text:span><text:span text:style-name="T6"> </text:span><text:span text:style-name="T9">m</text:span><text:span text:style-name="T6">ark</text:span><text:span text:style-name="T9">p</text:span><text:span text:style-name="T6">oint for navigation or targeting, use the </text:span><text:span text:style-name="T19">Waypoint Inc/Dec</text:span><text:span text:style-name="T6"> OSBs. <text:s/>Mark</text:span><text:span text:style-name="T9">p</text:span><text:span text:style-name="T6">oints are saved in order </text:span><text:span text:style-name="T19">before</text:span><text:span text:style-name="T6"> regular waypoints, so use </text:span><text:span text:style-name="T19">Previous Waypoint</text:span><text:span text:style-name="T6"> down past waypoint 0 </text:span><text:span text:style-name="T10">(</text:span><text:span text:style-name="T8">or up past waypoint 59</text:span><text:span text:style-name="T10">)</text:span><text:span text:style-name="T8"> </text:span><text:span text:style-name="T6">to get to the Mark</text:span><text:span text:style-name="T9">p</text:span><text:span text:style-name="T6">oints. <text:s/></text:span><text:span text:style-name="T24">SEQn</text:span><text:span text:style-name="T8"> OSB must be un-boxed.</text:span></text:p>
        </text:list-item>
        <text:list-item>
          <text:p text:style-name="P16">Markpoints work basically like waypoints, and can be designated for targeting using WPDSG. <text:s/>For instance you can designate several markpoints through the tpod at high altitude and long distance, then get low and do toss attacks against those points.</text:p>
        </text:list-item>
      </text:list>
      <text:p text:style-name="P1"/>
      <text:p text:style-name="P1">Set TOT (Time On Target)</text:p>
      <text:list xml:id="list4172245212" text:style-name="L3">
        <text:list-item>
          <text:p text:style-name="P22"><text:span text:style-name="T1">In </text:span><text:span text:style-name="T12">HSI</text:span><text:span text:style-name="T1"> page, press </text:span><text:span text:style-name="T12">DATA</text:span><text:span text:style-name="T1"> OSB; </text:span><text:span text:style-name="T4">will </text:span><text:span text:style-name="T1">show current waypoint sequence with current waypoint selected.</text:span></text:p>
        </text:list-item>
        <text:list-item>
          <text:p text:style-name="P11"><text:span text:style-name="T2">Press </text:span><text:span text:style-name="T14">SEQ UFC</text:span><text:span text:style-name="T2"> OSB (left side bottom).</text:span></text:p>
        </text:list-item>
        <text:list-item>
          <text:p text:style-name="P17">On <text:span text:style-name="T27">UFC</text:span>, <text:span text:style-name="T29">press TGT OSB, enter number of waypoint you want to set as the TOT waypoint.</text:span></text:p>
        </text:list-item>
        <text:list-item>
          <text:p text:style-name="P17"><text:span text:style-name="T29">P</text:span>ress <text:span text:style-name="T28">TOT</text:span> OSB, <text:span text:style-name="T29">enter time in </text:span><text:span text:style-name="T28">HHMMSS Zulu time</text:span><text:span text:style-name="T29">, then ENT. <text:s/></text:span><text:span text:style-name="T30">You can see current local time on the IFEI engine monitor, and current Zulu time in the HUD.</text:span></text:p>
        </text:list-item>
        <text:list-item>
          <text:p text:style-name="P18"><text:span text:style-name="T32">Optional:</text:span><text:span text:style-name="T31"> </text:span>Press <text:span text:style-name="T27">GSPD</text:span> OSB, enter ground speed in kts. <text:s/>This is the speed you want to fly from the waypoint before the TOT waypoint, to the TOT waypoint.</text:p>
        </text:list-item>
        <text:list-item>
          <text:p text:style-name="P19">Press <text:span text:style-name="T27">HSI</text:span> OSB to return to main HSI page.</text:p>
        </text:list-item>
        <text:list-item>
          <text:p text:style-name="P19">HSI will now show the required ground speed to meet the TOT. <text:s/>HUD also shows symbology for ahead/behind TOT under airspeed number. <text:s/>Caret to left of vertical line means you're slow/late, caret to right of vertical line means you're fast/early.</text:p>
        </text:list-item>
        <text:list-item>
          <text:p text:style-name="P20">You can use Auto Throttle Control (ATC) (<text:span text:style-name="T27">Pinky Switch press</text:span>, shows <text:span text:style-name="T27">ATC</text:span> in HUD) to hold your current speed.</text:p>
        </text:list-item>
      </text:list>
      <text:p text:style-name="P6"/>
      <text:p text:style-name="P2">Altitude Warnings -- Bitchin Betty "Altitude, Altitude" audio</text:p>
      <text:list xml:id="list3351270397" text:style-name="L4">
        <text:list-item>
          <text:p text:style-name="P23"><text:span text:style-name="T1">In </text:span><text:span text:style-name="T12">HSI</text:span><text:span text:style-name="T1"> page, press </text:span><text:span text:style-name="T12">DATA</text:span><text:span text:style-name="T1"> OSB; </text:span><text:span text:style-name="T4">will </text:span><text:span text:style-name="T1">show current waypoint sequence with current waypoint selected.</text:span></text:p>
        </text:list-item>
        <text:list-item>
          <text:p text:style-name="P12"><text:span text:style-name="T2">Press </text:span><text:span text:style-name="T18">A/C</text:span><text:span text:style-name="T14"> UFC</text:span><text:span text:style-name="T2"> OSB (</text:span><text:span text:style-name="T5">top row left</text:span><text:span text:style-name="T2">).</text:span></text:p>
        </text:list-item>
        <text:list-item>
          <text:p text:style-name="P25"><text:span text:style-name="T2">A</text:span><text:span text:style-name="T1">ltitude warnings are on bottom row: </text:span><text:span text:style-name="T12">BARO</text:span><text:span text:style-name="T1">, </text:span><text:span text:style-name="T12">RADAR</text:span><text:span text:style-name="T1"> (not implemented), and </text:span><text:span text:style-name="T12">TAWS</text:span><text:span text:style-name="T1">.</text:span></text:p>
        </text:list-item>
      </text:list>
      <text:list xml:id="list3525427193" text:style-name="L5">
        <text:list-item>
          <text:list>
            <text:list-item>
              <text:p text:style-name="P26"><text:span text:style-name="T12">BARO</text:span><text:span text:style-name="T1"> sounds "Altitude, Altitude" warning when you go below that barometric altitude. <text:s/>Useful for setting a hard deck for SAMs or AAA.</text:span></text:p>
            </text:list-item>
            <text:list-item>
              <text:p text:style-name="P13"><text:span text:style-name="T18">RADAR</text:span><text:span text:style-name="T5"> sounds warning when you go below that radar altitude. <text:s/>This is separate from the Radar Altimeter siren audio for the altitude set on the Radar Altimeter gauge.</text:span></text:p>
            </text:list-item>
            <text:list-item>
              <text:p text:style-name="P13"><text:span text:style-name="T18">TAWS</text:span><text:span text:style-name="T5"> boxed or unboxed sounds the "Pull Up" and "Roll Right/Left" warnings when you're about to fly into the terrain.</text:span></text:p>
            </text:list-item>
          </text:list>
        </text:list-item>
      </text:list>
      <text:p text:style-name="P7"/>
      <text:p text:style-name="P2">Bullseye waypoint</text:p>
      <text:list xml:id="list3970571203" text:style-name="L6">
        <text:list-item>
          <text:p text:style-name="P14"><text:span text:style-name="T2">In </text:span><text:span text:style-name="T14">HSI</text:span><text:span text:style-name="T2"> page, press </text:span><text:span text:style-name="T14">DATA</text:span><text:span text:style-name="T2"> OSB; </text:span><text:span text:style-name="T4">will </text:span><text:span text:style-name="T2">show current waypoint sequence with current waypoint selected.</text:span></text:p>
        </text:list-item>
        <text:list-item>
          <text:p text:style-name="P24"><text:span text:style-name="T3">Use </text:span><text:span text:style-name="T15">Waypoint Inc/Dec</text:span><text:span text:style-name="T3"> OSBs to select waypoint to edit.</text:span></text:p>
        </text:list-item>
        <text:list-item>
          <text:p text:style-name="P27"><text:span text:style-name="T3">P</text:span><text:span text:style-name="T1">ress </text:span><text:span text:style-name="T12">A/A WP</text:span><text:span text:style-name="T1"> OSB to box it and set the selected waypoint as bullseye.</text:span></text:p>
        </text:list-item>
      </text:list>
      <text:p text:style-name="P7"/>
      <text:p text:style-name="P4">Navigate to a beacon</text:p>
      <text:list xml:id="list649917079" text:style-name="L7">
        <text:list-item>
          <text:p text:style-name="P21">Pick either radio and set its ADF switch to On on the UFC.</text:p>
        </text:list-item>
        <text:list-item>
          <text:p text:style-name="P21">Set radio to any channel, or M for manual, and tune ADF frequency. <text:s/>Radios can tune to any frequency from 108.0 to 400.0.</text:p>
        </text:list-item>
        <text:list-item>
          <text:p text:style-name="P21">HSI page will show a circle outside the compass which is the heading to the ADF beaco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08:28:40.454000000</dc:date>
    <meta:editing-duration>PT9H6M27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1" meta:word-count="567" meta:character-count="3188" meta:non-whitespace-character-count="2666"/>
  </office:meta>
</office:document-meta>
</file>